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rial" svg:font-family="Arial, Verdana, Helvetica, sans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fo:font-style="italic" fo:font-weight="bold" style:font-style-asian="italic" style:font-weight-asian="bold"/>
    </style:style>
    <style:style style:name="P2" style:family="paragraph" style:parent-style-name="Text_20_body">
      <style:text-properties fo:color="#000000" style:font-name="Arial"/>
    </style:style>
    <style:style style:name="P3" style:family="paragraph" style:parent-style-name="Text_20_body">
      <style:paragraph-properties fo:text-align="center" style:justify-single-word="false"/>
      <style:text-properties fo:color="#000000" style:font-name="Arial" fo:font-style="italic" fo:font-weight="bold" style:font-style-asian="italic" style:font-weight-asian="bold"/>
    </style:style>
    <style:style style:name="P4" style:family="paragraph" style:parent-style-name="Text_20_body">
      <style:text-properties fo:color="#000000" style:font-name="Arial" fo:background-color="#fff200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fo:color="#000000" style:font-name="Arial" fo:font-style="italic" fo:font-weight="bold" style:font-style-asian="italic" style:font-weight-asian="bold"/>
    </style:style>
    <style:style style:name="P7" style:family="paragraph" style:parent-style-name="Text_20_body" style:list-style-name="L1">
      <style:text-properties fo:color="#000000" style:font-name="Arial"/>
    </style:style>
    <style:style style:name="P8" style:family="paragraph" style:parent-style-name="Text_20_body" style:list-style-name="L1">
      <style:text-properties fo:color="#000000" style:font-name="Arial" fo:background-color="#00ff00"/>
    </style:style>
    <style:style style:name="P9" style:family="paragraph" style:parent-style-name="Text_20_body" style:list-style-name="L2">
      <style:text-properties fo:color="#000000" style:font-name="Arial" fo:background-color="#00ff00"/>
    </style:style>
    <style:style style:name="P10" style:family="paragraph" style:parent-style-name="Text_20_body" style:list-style-name="L3">
      <style:text-properties fo:color="#000000" style:font-name="Arial" fo:background-color="#00ff00"/>
    </style:style>
    <style:style style:name="P11" style:family="paragraph" style:parent-style-name="Text_20_body" style:list-style-name="L4">
      <style:text-properties fo:color="#000000" style:font-name="Arial" fo:background-color="#00ff00"/>
    </style:style>
    <style:style style:name="P12" style:family="paragraph" style:parent-style-name="Text_20_body" style:list-style-name="L2">
      <style:text-properties fo:color="#000000" style:font-name="Arial"/>
    </style:style>
    <style:style style:name="P13" style:family="paragraph" style:parent-style-name="Text_20_body" style:list-style-name="L3">
      <style:text-properties fo:color="#000000" style:font-name="Arial"/>
    </style:style>
    <style:style style:name="P14" style:family="paragraph" style:parent-style-name="Text_20_body" style:list-style-name="L4">
      <style:text-properties fo:color="#000000" style:font-name="Arial"/>
    </style:style>
    <style:style style:name="P15" style:family="paragraph" style:parent-style-name="Text_20_body" style:list-style-name="L5">
      <style:text-properties fo:color="#000000" style:font-name="Arial"/>
    </style:style>
    <style:style style:name="P16" style:family="paragraph" style:parent-style-name="Text_20_body" style:list-style-name="L5"/>
    <style:style style:name="T1" style:family="text">
      <style:text-properties fo:color="#000000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fo:background-color="#00ff00" loext:char-shading-value="0"/>
    </style:style>
    <style:style style:name="T4" style:family="text">
      <style:text-properties fo:color="#000000" style:font-name="Arial" fo:font-style="italic" fo:font-weight="bold" style:font-style-asian="italic" style:font-weight-asian="bold"/>
    </style:style>
    <style:style style:name="T5" style:family="text">
      <style:text-properties fo:color="#000000" style:font-name="Arial" fo:background-color="#fff200" loext:char-shading-value="0"/>
    </style:style>
    <style:style style:name="T6" style:family="text">
      <style:text-properties fo:color="#000000" fo:background-color="#00ff00" loext:char-shading-value="0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равильность программ</text:p>
      <text:p text:style-name="Standard"/>
      <text:p text:style-name="Standard"><text:span text:style-name="Основной_20_шрифт_20_абзаца"><text:span text:style-name="T5">Введите через пробел в порядке возрастания номера истинных правил следствия.</text:span></text:span><text:line-break/><text:span text:style-name="Основной_20_шрифт_20_абзаца"><text:span text:style-name="T3">1) Если {A}S{B}и C </text:span></text:span><text:bookmark text:name="MathJax-Span-1"/><text:bookmark text:name="MathJax-Span-2"/><text:bookmark text:name="MathJax-Span-3"/><text:bookmark text:name="MathJax-Span-4"/><text:span text:style-name="Основной_20_шрифт_20_абзаца"><text:span text:style-name="T6">⇒ </text:span></text:span><text:span text:style-name="Основной_20_шрифт_20_абзаца"><text:span text:style-name="T3">A, то {C}S{B}</text:span></text:span><text:line-break/><text:line-break/><text:span text:style-name="Основной_20_шрифт_20_абзаца"><text:span text:style-name="T2">2) Если {A}S{B}и C </text:span></text:span><text:bookmark text:name="MathJax-Span-5"/><text:bookmark text:name="MathJax-Span-6"/><text:bookmark text:name="MathJax-Span-7"/><text:bookmark text:name="MathJax-Span-8"/><text:span text:style-name="Основной_20_шрифт_20_абзаца"><text:span text:style-name="T1">⇒ </text:span></text:span><text:span text:style-name="Основной_20_шрифт_20_абзаца"><text:span text:style-name="T2">A, то {A}S{C}</text:span></text:span><text:line-break/><text:line-break/><text:span text:style-name="Основной_20_шрифт_20_абзаца"><text:span text:style-name="T2">3) Если {A}S{B}и B </text:span></text:span><text:bookmark text:name="MathJax-Span-9"/><text:bookmark text:name="MathJax-Span-10"/><text:bookmark text:name="MathJax-Span-11"/><text:bookmark text:name="MathJax-Span-12"/><text:span text:style-name="Основной_20_шрифт_20_абзаца"><text:span text:style-name="T1">⇒ </text:span></text:span><text:span text:style-name="Основной_20_шрифт_20_абзаца"><text:span text:style-name="T2">C, то {C}S{A}</text:span></text:span><text:line-break/><text:line-break/><text:span text:style-name="Основной_20_шрифт_20_абзаца"><text:span text:style-name="T2">4) Если {A}S{B}и C </text:span></text:span><text:bookmark text:name="MathJax-Span-13"/><text:bookmark text:name="MathJax-Span-14"/><text:bookmark text:name="MathJax-Span-15"/><text:bookmark text:name="MathJax-Span-16"/><text:span text:style-name="Основной_20_шрифт_20_абзаца"><text:span text:style-name="T1">⇒ </text:span></text:span><text:span text:style-name="Основной_20_шрифт_20_абзаца"><text:span text:style-name="T2">A, то {C}S{A}</text:span></text:span><text:line-break/><text:line-break/><text:span text:style-name="Основной_20_шрифт_20_абзаца"><text:span text:style-name="T2">5) Если {A}S{B}и B </text:span></text:span><text:bookmark text:name="MathJax-Span-17"/><text:bookmark text:name="MathJax-Span-18"/><text:bookmark text:name="MathJax-Span-19"/><text:bookmark text:name="MathJax-Span-20"/><text:span text:style-name="Основной_20_шрифт_20_абзаца"><text:span text:style-name="T1">⇒ </text:span></text:span><text:span text:style-name="Основной_20_шрифт_20_абзаца"><text:span text:style-name="T2">C, то {B}S{C}</text:span></text:span><text:line-break/><text:line-break/><text:span text:style-name="Основной_20_шрифт_20_абзаца"><text:span text:style-name="T3">6) Если {A}S{B}и B </text:span></text:span><text:bookmark text:name="MathJax-Span-21"/><text:bookmark text:name="MathJax-Span-22"/><text:bookmark text:name="MathJax-Span-23"/><text:bookmark text:name="MathJax-Span-24"/><text:span text:style-name="Основной_20_шрифт_20_абзаца"><text:span text:style-name="T6">⇒ </text:span></text:span><text:span text:style-name="Основной_20_шрифт_20_абзаца"><text:span text:style-name="T3">C, то {A}S{C}</text:span></text:span></text:p>
      <text:p text:style-name="Standard"/>
      <text:p text:style-name="Standard"/>
      <text:p text:style-name="P1">Методы разработки программного обеспечения</text:p>
      <text:p text:style-name="P1"/>
      <text:p text:style-name="P4">Какие операторы языка PDL используются для осуществления выбора?</text:p>
      <text:list xml:id="list3470007187" text:style-name="L1">
        <text:list-item>
          <text:p text:style-name="P7">PUT</text:p>
        </text:list-item>
        <text:list-item>
          <text:p text:style-name="P8">DO CASE — ELSE</text:p>
        </text:list-item>
        <text:list-item>
          <text:p text:style-name="P7">DECLARE.</text:p>
        </text:list-item>
        <text:list-item>
          <text:p text:style-name="P7">RETURN.</text:p>
        </text:list-item>
        <text:list-item>
          <text:p text:style-name="P8">IF-THEN-ELSE.</text:p>
        </text:list-item>
        <text:list-item>
          <text:p text:style-name="P7">DO WHILE</text:p>
        </text:list-item>
      </text:list>
      <text:p text:style-name="P3">Методы управления проектированием программных изделий</text:p>
      <text:p text:style-name="P4">В чем заключается основная цель управления проектированием программных изделий?</text:p>
      <text:list xml:id="list2816068446" text:style-name="L2">
        <text:list-item>
          <text:p text:style-name="P12">Организовать обслуживание разработки программного изделия.</text:p>
        </text:list-item>
        <text:list-item>
          <text:p text:style-name="P9">Организовать и связать взаимодействие исполнителей при создании программного продукта.</text:p>
        </text:list-item>
        <text:list-item>
          <text:p text:style-name="P12">Организовать планирование разработок программного изделия.</text:p>
        </text:list-item>
      </text:list>
      <text:p text:style-name="P2"/>
      <text:p text:style-name="P2"/>
      <text:p text:style-name="P3">Технология разработки программ</text:p>
      <text:p text:style-name="P4">Какие технологии из перечисленных используются при разработке программ?</text:p>
      <text:list xml:id="list4270381995" text:style-name="L3">
        <text:list-item>
          <text:p text:style-name="P13">Управления проектированием программного изделия.</text:p>
        </text:list-item>
        <text:list-item>
          <text:p text:style-name="P10">Динамическое программирование.</text:p>
        </text:list-item>
        <text:list-item>
          <text:p text:style-name="P10">Алгоритм выбора из конечного состояния.</text:p>
        </text:list-item>
        <text:list-item>
          <text:p text:style-name="P10"><text:soft-page-break/>Сопрограммы.</text:p>
        </text:list-item>
        <text:list-item>
          <text:p text:style-name="P13">Доказательства правильности программ.</text:p>
        </text:list-item>
        <text:list-item>
          <text:p text:style-name="P13">Эксплуатация и сопровождение.</text:p>
        </text:list-item>
      </text:list>
      <text:p text:style-name="P2"/>
      <text:p text:style-name="P3">Методы разработки программного обеспечения как научная дисциплина</text:p>
      <text:p text:style-name="Text_20_body"><text:span text:style-name="Основной_20_шрифт_20_абзаца"><text:span text:style-name="T4"><text:line-break/></text:span></text:span><text:span text:style-name="Основной_20_шрифт_20_абзаца"><text:span text:style-name="T5">Методы управления разработкой…</text:span></text:span></text:p>
      <text:list xml:id="list2171355606" text:style-name="L4">
        <text:list-item>
          <text:p text:style-name="P14">охватывают технические приемы работы программистов, способствующие повышению производительности их труда;</text:p>
        </text:list-item>
        <text:list-item>
          <text:p text:style-name="P11">применяются для эффективной организации работы исполнителей;</text:p>
        </text:list-item>
        <text:list-item>
          <text:p text:style-name="P14">должны учитывать требования различных заказчиков и включать средства индикации, тестирования и устранения ошибок, применяемые для корректировки систем.</text:p>
        </text:list-item>
      </text:list>
      <text:p text:style-name="P2"/>
      <text:p text:style-name="P5"><text:span text:style-name="Основной_20_шрифт_20_абзаца"><text:span text:style-name="T2">Тестирование</text:span></text:span></text:p>
      <text:p text:style-name="Text_20_body"><text:span text:style-name="Основной_20_шрифт_20_абзаца"><text:span text:style-name="T2"><text:line-break/></text:span></text:span><text:span text:style-name="Основной_20_шрифт_20_абзаца"><text:span text:style-name="T5">Какие из приведенных определений наиболее полно характеризуют тестирование? Отметьте их.</text:span></text:span></text:p>
      <text:list xml:id="list3351047052" text:style-name="L5">
        <text:list-item>
          <text:p text:style-name="P15">Тестирование представляет собой процесс, демонстрирующий отсутствие ошибок в программе.</text:p>
        </text:list-item>
        <text:list-item>
          <text:p text:style-name="P15">Цель тестирования - показать, что программа корректно исполняет предусмотренные функции.</text:p>
        </text:list-item>
        <text:list-item>
          <text:p text:style-name="P15">Тестирование - это процесс, позволяющий убедиться в том, что программа выполняет свое назначение.</text:p>
        </text:list-item>
        <text:list-item>
          <text:p text:style-name="P16"><text:span text:style-name="Основной_20_шрифт_20_абзаца"><text:span text:style-name="T3">Тестирование - это процесс исполнения программы с целью обнаружения ошибок</text:span></text:span><text:span text:style-name="Основной_20_шрифт_20_абзаца"><text:span text:style-name="T2">.</text:span></text:span></text:p>
        </text:list-item>
      </text:list>
      <text:p text:style-name="P2"/>
      <text:p text:style-name="P3">Этапы разработки программного обеспечения</text:p>
      <text:p text:style-name="Text_20_body"><text:span text:style-name="Основной_20_шрифт_20_абзаца"><text:span text:style-name="T2">Укажите порядок через точку с запятой следования этапов разработки больших программных систем.</text:span></text:span><text:span text:style-name="Основной_20_шрифт_20_абзаца"><text:span text:style-name="T4"><text:line-break/></text:span></text:span><text:span text:style-name="Основной_20_шрифт_20_абзаца"><text:span text:style-name="T2">1) Кодирование. </text:span></text:span><text:span text:style-name="Основной_20_шрифт_20_абзаца"><text:span text:style-name="T3">4</text:span></text:span><text:span text:style-name="Основной_20_шрифт_20_абзаца"><text:span text:style-name="T4"><text:line-break/></text:span></text:span><text:span text:style-name="Основной_20_шрифт_20_абзаца"><text:span text:style-name="T2">2) Определение спецификаций. </text:span></text:span><text:span text:style-name="Основной_20_шрифт_20_абзаца"><text:span text:style-name="T3">2</text:span></text:span><text:span text:style-name="Основной_20_шрифт_20_абзаца"><text:span text:style-name="T4"><text:line-break/></text:span></text:span><text:span text:style-name="Основной_20_шрифт_20_абзаца"><text:span text:style-name="T2">3) Комплексное тестирование. </text:span></text:span><text:span text:style-name="Основной_20_шрифт_20_абзаца"><text:span text:style-name="T3">6</text:span></text:span><text:span text:style-name="Основной_20_шрифт_20_абзаца"><text:span text:style-name="T4"><text:line-break/></text:span></text:span><text:span text:style-name="Основной_20_шрифт_20_абзаца"><text:span text:style-name="T2">4) Проектирование. </text:span></text:span><text:span text:style-name="Основной_20_шрифт_20_абзаца"><text:span text:style-name="T3">3</text:span></text:span><text:span text:style-name="Основной_20_шрифт_20_абзаца"><text:span text:style-name="T4"><text:line-break/></text:span></text:span><text:span text:style-name="Основной_20_шрифт_20_абзаца"><text:span text:style-name="T2">5) Aвтономное тестирование. </text:span></text:span><text:span text:style-name="Основной_20_шрифт_20_абзаца"><text:span text:style-name="T3">5</text:span></text:span><text:span text:style-name="Основной_20_шрифт_20_абзаца"><text:span text:style-name="T4"><text:line-break/></text:span></text:span><text:span text:style-name="Основной_20_шрифт_20_абзаца"><text:span text:style-name="T2">6) Анализ требований</text:span></text:span><text:span text:style-name="Основной_20_шрифт_20_абзаца"><text:span text:style-name="T3">. 1</text:span></text:span><text:span text:style-name="Основной_20_шрифт_20_абзаца"><text:span text:style-name="T4"><text:line-break/></text:span></text:span><text:span text:style-name="Основной_20_шрифт_20_абзаца"><text:span text:style-name="T2">7) Эксплуатация и сопровождение. </text:span></text:span><text:span text:style-name="Основной_20_шрифт_20_абзаца"><text:span text:style-name="T3">7</text:span></text:span></text:p>
      <text:p text:style-name="Text_20_body"><text:soft-page-break/><text:span text:style-name="Основной_20_шрифт_20_абзаца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rial" svg:font-family="Arial, Verdana, Helvetica, sans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10-24T21:34:00Z</meta:creation-date>
    <dc:date>2018-11-05T07:51:05.492832153</dc:date>
    <meta:editing-cycles>4</meta:editing-cycles>
    <meta:editing-duration>PT3H17M29S</meta:editing-duration>
    <meta:document-statistic meta:table-count="0" meta:image-count="0" meta:object-count="0" meta:page-count="3" meta:paragraph-count="36" meta:word-count="304" meta:character-count="2308" meta:non-whitespace-character-count="2054"/>
    <meta:template xlink:type="simple" xlink:actuate="onRequest" xlink:title="" xlink:href="Normal.dotm"/>
  </office:meta>
</office:document-meta>
</file>